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.86mm"/>
    </style:style>
    <style:style style:name="co2" style:family="table-column">
      <style:table-column-properties fo:break-before="auto" style:column-width="85.27mm"/>
    </style:style>
    <style:style style:name="co3" style:family="table-column">
      <style:table-column-properties fo:break-before="auto" style:column-width="79.89mm"/>
    </style:style>
    <style:style style:name="co4" style:family="table-column">
      <style:table-column-properties fo:break-before="auto" style:column-width="7.94mm"/>
    </style:style>
    <style:style style:name="co5" style:family="table-column">
      <style:table-column-properties fo:break-before="auto" style:column-width="23.83mm"/>
    </style:style>
    <style:style style:name="co6" style:family="table-column">
      <style:table-column-properties fo:break-before="auto" style:column-width="8.38mm"/>
    </style:style>
    <style:style style:name="co7" style:family="table-column">
      <style:table-column-properties fo:break-before="auto" style:column-width="38.03mm"/>
    </style:style>
    <style:style style:name="co8" style:family="table-column">
      <style:table-column-properties fo:break-before="auto" style:column-width="187.87mm"/>
    </style:style>
    <style:style style:name="co9" style:family="table-column">
      <style:table-column-properties fo:break-before="auto" style:column-width="22.2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euromime_1.0.1_BOM_no_inhibit_no_refractory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board label (if different from reference)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ext</text:p>
          </table:table-cell>
          <table:table-cell table:style-name="ce3" office:value-type="string" calcext:value-type="string">
            <text:p>MFPN</text:p>
          </table:table-cell>
          <table:table-cell table:style-name="ce1" office:value-type="string" calcext:value-type="string">
            <text:p>part link</text:p>
          </table:table-cell>
          <table:table-cell table:style-name="ce1" office:value-type="string" calcext:value-type="string">
            <text:p>qty. boards: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C1 </text:p>
          </table:table-cell>
          <table:table-cell office:value-type="string" calcext:value-type="string">
            <text:p>C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formula="of:=[.D2]*[.$J$1]" office:value-type="float" office:value="100" calcext:value-type="float">
            <text:p>100</text:p>
          </table:table-cell>
          <table:table-cell office:value-type="float" office:value="860010472002" calcext:value-type="float">
            <text:p>860010472002</text:p>
          </table:table-cell>
          <table:table-cell office:value-type="string" calcext:value-type="string">
            <text:p><text:a xlink:href="https://www.digikey.ca/product-detail/en/wurth-electronics-inc/860010472002/732-8625-1-ND/5728581" xlink:type="simple">https://www.digikey.ca/product-detail/en/wurth-electronics-inc/860010472002/732-8625-1-ND/5728581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5 C6 C8</text:p>
          </table:table-cell>
          <table:table-cell office:value-type="string" calcext:value-type="string">
            <text:p>C5: peak-bleed XCT (capacitor) <text:s text:c="2"/>C8: Rclate (capacitor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table:formula="of:=[.D3]*[.$J$1]" office:value-type="float" office:value="300" calcext:value-type="float">
            <text:p>300</text:p>
          </table:table-cell>
          <table:table-cell office:value-type="float" office:value="860020672005" calcext:value-type="float">
            <text:p>860020672005</text:p>
          </table:table-cell>
          <table:table-cell office:value-type="string" calcext:value-type="string">
            <text:p><text:a xlink:href="https://www.digikey.ca/product-detail/en/wurth-electronics-inc/860020672005/732-8851-1-ND/5728796" xlink:type="simple">https://www.digikey.ca/product-detail/en/wurth-electronics-inc/860020672005/732-8851-1-ND/5728796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 C9 C10 C12 C14 C15</text:p>
          </table:table-cell>
          <table:table-cell office:value-type="string" calcext:value-type="string">
            <text:p>C14: Rcpout (capacitor)</text:p>
          </table:table-cell>
          <table:table-cell office:value-type="string" calcext:value-type="string">
            <text:p>C9, C12, C13, C15 go on underside of bo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uF</text:p>
          </table:table-cell>
          <table:table-cell table:formula="of:=[.D4]*[.$J$1]" office:value-type="float" office:value="800" calcext:value-type="float">
            <text:p>800</text:p>
          </table:table-cell>
          <table:table-cell office:value-type="string" calcext:value-type="string">
            <text:p>C315C104M5U5TA </text:p>
          </table:table-cell>
          <table:table-cell office:value-type="string" calcext:value-type="string">
            <text:p><text:a xlink:href="https://www.digikey.ca/product-detail/en/kemet/C315C104M5U5TA/399-4151-ND/817927" xlink:type="simple">https://www.digikey.ca/product-detail/en/kemet/C315C104M5U5TA/399-4151-ND/817927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 D2 D3</text:p>
          </table:table-cell>
          <table:table-cell/>
          <table:table-cell office:value-type="string" calcext:value-type="string">
            <text:p>silkscreen is backwards; K indicates ano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N4148</text:p>
          </table:table-cell>
          <table:table-cell table:formula="of:=[.D5]*[.$J$1]" office:value-type="float" office:value="500" calcext:value-type="float">
            <text:p>50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<text:a xlink:href="https://www.digikey.ca/product-detail/en/1N4148/1N4148FS-ND/458603/?itemSeq=298038621" xlink:type="simple">https://www.digikey.ca/product-detail/en/1N4148/1N4148FS-ND/458603/?itemSeq=298038621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6 </text:p>
          </table:table-cell>
          <table:table-cell office:value-type="string" calcext:value-type="string">
            <text:p>L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D 3mm</text:p>
          </table:table-cell>
          <table:table-cell table:formula="of:=[.D6]*[.$J$1]" office:value-type="float" office:value="100" calcext:value-type="float">
            <text:p>100</text:p>
          </table:table-cell>
          <table:table-cell office:value-type="string" calcext:value-type="string">
            <text:p>INL-3AB30</text:p>
          </table:table-cell>
          <table:table-cell office:value-type="string" calcext:value-type="string">
            <text:p><text:a xlink:href="https://www.digikey.ca/product-detail/en/inolux/INL-3AB30/1830-1005-ND/7604618" xlink:type="simple">https://www.digikey.ca/product-detail/en/inolux/INL-3AB30/1830-1005-ND/7604618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7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N4001</text:p>
          </table:table-cell>
          <table:table-cell table:formula="of:=[.D7]*[.$J$1]" office:value-type="float" office:value="100" calcext:value-type="float">
            <text:p>100</text:p>
          </table:table-cell>
          <table:table-cell office:value-type="string" calcext:value-type="string">
            <text:p>1N4001-G</text:p>
          </table:table-cell>
          <table:table-cell office:value-type="string" calcext:value-type="string">
            <text:p><text:a xlink:href="https://www.digikey.ca/product-detail/en/comchip-technology/1N4001-G/641-1310-1-ND/1979675" xlink:type="simple">https://www.digikey.ca/product-detail/en/comchip-technology/1N4001-G/641-1310-1-ND/1979675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1 K2 K3 </text:p>
          </table:table-cell>
          <table:table-cell office:value-type="string" calcext:value-type="string">
            <text:p>EXCITE 1-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p SIP socket</text:p>
          </table:table-cell>
          <table:table-cell table:formula="of:=[.D8]*[.$J$1]" office:value-type="float" office:value="300" calcext:value-type="float">
            <text:p>300</text:p>
          </table:table-cell>
          <table:table-cell office:value-type="string" calcext:value-type="string">
            <text:p>SSQ-103-02-T-S-RA</text:p>
          </table:table-cell>
          <table:table-cell office:value-type="string" calcext:value-type="string">
            <text:p><text:a xlink:href="https://www.digikey.ca/product-detail/en/SSQ-103-02-T-S-RA/SAM1195-03-ND/1111409/?itemSeq=297654833" xlink:type="simple">https://www.digikey.ca/product-detail/en/SSQ-103-02-T-S-RA/SAM1195-03-ND/1111409/?itemSeq=297654833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2 P3 P4</text:p>
          </table:table-cell>
          <table:table-cell office:value-type="string" calcext:value-type="string">
            <text:p>AXON 1-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p pin header</text:p>
          </table:table-cell>
          <table:table-cell table:formula="of:=[.D9]*[.$J$1]" office:value-type="float" office:value="300" calcext:value-type="float">
            <text:p>300</text:p>
          </table:table-cell>
          <table:table-cell office:value-type="string" calcext:value-type="string">
            <text:p>PRPC003SGAN-M71RC</text:p>
          </table:table-cell>
          <table:table-cell office:value-type="string" calcext:value-type="string">
            <text:p><text:a xlink:href="https://www.digikey.ca/product-detail/en/sullins-connector-solutions/PRPC003SGAN-M71RC/S1311EC-03-ND/2775451" xlink:type="simple">https://www.digikey.ca/product-detail/en/sullins-connector-solutions/PRPC003SGAN-M71RC/S1311EC-03-ND/2775451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 R2 R3 R8 R10 R12 </text:p>
          </table:table-cell>
          <table:table-cell office:value-type="string" calcext:value-type="string">
            <text:p>R1-3:Zxct <text:s text:c="2"/>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table:formula="of:=[.D10]*[.$J$1]" office:value-type="float" office:value="800" calcext:value-type="float">
            <text:p>800</text:p>
          </table:table-cell>
          <table:table-cell office:value-type="string" calcext:value-type="string">
            <text:p>CF14JT10K0 </text:p>
          </table:table-cell>
          <table:table-cell office:value-type="string" calcext:value-type="string">
            <text:p><text:a xlink:href="https://www.digikey.ca/product-detail/en/CF14JT10K0/CF14JT10K0CT-ND/1830374/?itemSeq=297515842" xlink:type="simple">https://www.digikey.ca/product-detail/en/CF14JT10K0/CF14JT10K0CT-ND/1830374/?itemSeq=297515842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5 </text:p>
          </table:table-cell>
          <table:table-cell office:value-type="string" calcext:value-type="string">
            <text:p>Rl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680R</text:p>
          </table:table-cell>
          <table:table-cell table:formula="of:=[.D11]*[.$J$1]" office:value-type="float" office:value="100" calcext:value-type="float">
            <text:p>100</text:p>
          </table:table-cell>
          <table:table-cell office:value-type="string" calcext:value-type="string">
            <text:p>CF14JT680R</text:p>
          </table:table-cell>
          <table:table-cell office:value-type="string" calcext:value-type="string">
            <text:p><text:span text:style-name="T1"><text:a xlink:href="https://www.digikey.ca/product-detail/en/stackpole-electronics-inc/CF14JT680R/CF14JT680RCT-ND/1830346" xlink:type="simple">https://www.digikey.ca/product-detail/en/stackpole-electronics-inc/CF14JT680R/CF14JT680RCT-ND/1830346</text:a>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6 </text:p>
          </table:table-cell>
          <table:table-cell office:value-type="string" calcext:value-type="string">
            <text:p>peak-bleed XCT (resistor) <text:s text:c="2"/>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formula="of:=[.D12]*[.$J$1]" office:value-type="float" office:value="100" calcext:value-type="float">
            <text:p>100</text:p>
          </table:table-cell>
          <table:table-cell office:value-type="string" calcext:value-type="string">
            <text:p>CF14JT100K</text:p>
          </table:table-cell>
          <table:table-cell office:value-type="string" calcext:value-type="string">
            <text:p><text:a xlink:href="https://www.digikey.ca/product-detail/en/stackpole-electronics-inc/CF14JT100K/CF14JT100KCT-ND/1830399" xlink:type="simple">https://www.digikey.ca/product-detail/en/stackpole-electronics-inc/CF14JT100K/CF14JT100KCT-ND/1830399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7 R14</text:p>
          </table:table-cell>
          <table:table-cell office:value-type="string" calcext:value-type="string">
            <text:p>R14: Rcpout (resistor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7K</text:p>
          </table:table-cell>
          <table:table-cell table:formula="of:=[.D13]*[.$J$1]" office:value-type="float" office:value="200" calcext:value-type="float">
            <text:p>200</text:p>
          </table:table-cell>
          <table:table-cell office:value-type="string" calcext:value-type="string">
            <text:p>CF14JT27K0</text:p>
          </table:table-cell>
          <table:table-cell office:value-type="string" calcext:value-type="string">
            <text:p><text:a xlink:href="https://www.digikey.ca/product-detail/en/stackpole-electronics-inc/CF14JT27K0/CF14JT27K0CT-ND/1830385" xlink:type="simple">https://www.digikey.ca/product-detail/en/stackpole-electronics-inc/CF14JT27K0/CF14JT27K0CT-ND/1830385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9 </text:p>
          </table:table-cell>
          <table:table-cell office:value-type="string" calcext:value-type="string">
            <text:p>Rclate (resistor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51K</text:p>
          </table:table-cell>
          <table:table-cell table:formula="of:=[.D14]*[.$J$1]" office:value-type="float" office:value="100" calcext:value-type="float">
            <text:p>100</text:p>
          </table:table-cell>
          <table:table-cell office:value-type="string" calcext:value-type="string">
            <text:p>CF14JT51K0</text:p>
          </table:table-cell>
          <table:table-cell office:value-type="string" calcext:value-type="string">
            <text:p><text:a xlink:href="https://www.digikey.ca/product-detail/en/stackpole-electronics-inc/CF14JT51K0/CF14JT51K0CT-ND/1830392" xlink:type="simple">https://www.digikey.ca/product-detail/en/stackpole-electronics-inc/CF14JT51K0/CF14JT51K0CT-ND/1830392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V2 </text:p>
          </table:table-cell>
          <table:table-cell office:value-type="string" calcext:value-type="string">
            <text:p>BIASxc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K trimmer</text:p>
          </table:table-cell>
          <table:table-cell table:formula="of:=[.D15]*[.$J$1]" office:value-type="float" office:value="100" calcext:value-type="float">
            <text:p>100</text:p>
          </table:table-cell>
          <table:table-cell office:value-type="string" calcext:value-type="string">
            <text:p>1-1623849-0</text:p>
          </table:table-cell>
          <table:table-cell office:value-type="string" calcext:value-type="string">
            <text:p><text:a xlink:href="https://www.digikey.ca/product-detail/en/te-connectivity-passive-product/1-1623849-0/A105870-ND/2363126" xlink:type="simple">https://www.digikey.ca/product-detail/en/te-connectivity-passive-product/1-1623849-0/A105870-ND/2363126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 </text:p>
          </table:table-cell>
          <table:table-cell office:value-type="string" calcext:value-type="string">
            <text:p>anarchic sexualit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M311</text:p>
          </table:table-cell>
          <table:table-cell table:formula="of:=[.D16]*[.$J$1]" office:value-type="float" office:value="100" calcext:value-type="float">
            <text:p>100</text:p>
          </table:table-cell>
          <table:table-cell office:value-type="string" calcext:value-type="string">
            <text:p>LM311P</text:p>
          </table:table-cell>
          <table:table-cell office:value-type="string" calcext:value-type="string">
            <text:p><text:a xlink:href="https://www.digikey.ca/product-detail/en/texas-instruments/LM311P/296-1389-5-ND/277038" xlink:type="simple">https://www.digikey.ca/product-detail/en/texas-instruments/LM311P/296-1389-5-ND/277038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2 U3 </text:p>
          </table:table-cell>
          <table:table-cell office:value-type="string" calcext:value-type="string">
            <text:p>U2: LATE <text:s text:c="2"/>U3: POUT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555" calcext:value-type="float">
            <text:p>555</text:p>
          </table:table-cell>
          <table:table-cell table:formula="of:=[.D17]*[.$J$1]" office:value-type="float" office:value="200" calcext:value-type="float">
            <text:p>200</text:p>
          </table:table-cell>
          <table:table-cell office:value-type="string" calcext:value-type="string">
            <text:p>SE555P </text:p>
          </table:table-cell>
          <table:table-cell office:value-type="string" calcext:value-type="string">
            <text:p><text:a xlink:href="https://www.digikey.ca/product-detail/en/SE555P/296-9684-5-ND/380221/?itemSeq=297424092" xlink:type="simple">https://www.digikey.ca/product-detail/en/SE555P/296-9684-5-ND/380221/?itemSeq=297424092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C socket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8 pin DIP</text:p>
          </table:table-cell>
          <table:table-cell table:formula="of:=[.D18]*[.$J$1]" office:value-type="float" office:value="300" calcext:value-type="float">
            <text:p>300</text:p>
          </table:table-cell>
          <table:table-cell office:value-type="string" calcext:value-type="string">
            <text:p>ICS-308-T</text:p>
          </table:table-cell>
          <table:table-cell office:value-type="string" calcext:value-type="string">
            <text:p><text:a xlink:href="https://www.digikey.ca/product-detail/en/adam-tech/ICS-308-T/2057-ICS-308-T-ND/9829299" xlink:type="simple">https://www.digikey.ca/product-detail/en/adam-tech/ICS-308-T/2057-ICS-308-T-ND/9829299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ac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/16”</text:p>
          </table:table-cell>
          <table:table-cell table:formula="of:=[.D19]*[.$J$1]" office:value-type="float" office:value="100" calcext:value-type="float">
            <text:p>100</text:p>
          </table:table-cell>
          <table:table-cell office:value-type="string" calcext:value-type="string">
            <text:p>9912-312 </text:p>
          </table:table-cell>
          <table:table-cell office:value-type="string" calcext:value-type="string">
            <text:p><text:a xlink:href="https://www.digikey.ca/product-detail/en/9912-312/492-1120-ND/586440/?itemSeq=297947991" xlink:type="simple">https://www.digikey.ca/product-detail/en/9912-312/492-1120-ND/586440/?itemSeq=297947991</text:a></text:p>
          </table:table-cell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6">0000-00-00</text:date>, <text:time style:data-style-name="N2" text:time-value="20:26:28.744203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6T20:59:52.937013495</dc:date>
    <dc:creator>p f</dc:creator>
    <meta:editing-duration>PT46M20S</meta:editing-duration>
    <meta:editing-cycles>25</meta:editing-cycles>
    <meta:generator>LibreOffice/6.0.7.3$Linux_X86_64 LibreOffice_project/00m0$Build-3</meta:generator>
    <meta:document-statistic meta:table-count="1" meta:cell-count="134" meta:object-count="0"/>
  </office:meta>
</office:document-meta>
</file>